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URW Gothic L', Helvetica, Tahoma, sans-serif"/>
    <style:font-face style:name="Gargi-1.2b1" svg:font-family="Gargi-1.2b"/>
    <style:font-face style:name="Times New Roman" svg:font-family="'Times New Roman'"/>
    <style:font-face style:name="verdana" svg:font-family="verdana, arial, helvetica"/>
    <style:font-face style:name="Liberation Mono" svg:font-family="'Liberation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98bf" officeooo:paragraph-rsid="001e98bf"/>
    </style:style>
    <style:style style:name="P2" style:family="paragraph" style:parent-style-name="Standard">
      <style:paragraph-properties fo:text-align="center" style:justify-single-word="false"/>
      <style:text-properties officeooo:rsid="001e98bf" officeooo:paragraph-rsid="001e98bf"/>
    </style:style>
    <style:style style:name="P3" style:family="paragraph" style:parent-style-name="Standard" style:list-style-name="L1">
      <style:text-properties officeooo:paragraph-rsid="001f79d2"/>
    </style:style>
    <style:style style:name="P4" style:family="paragraph" style:parent-style-name="Standard" style:list-style-name="L1">
      <style:text-properties fo:color="#000000" officeooo:rsid="001f79d2" officeooo:paragraph-rsid="001f79d2"/>
    </style:style>
    <style:style style:name="P5" style:family="paragraph" style:parent-style-name="Standard" style:list-style-name="L1">
      <style:text-properties fo:color="#000000" style:font-name="Liberation Serif" fo:font-size="12pt" officeooo:paragraph-rsid="001f79d2" style:font-size-asian="12pt" style:font-size-complex="12pt"/>
    </style:style>
    <style:style style:name="P6" style:family="paragraph" style:parent-style-name="Standard">
      <style:text-properties officeooo:rsid="0022085f" officeooo:paragraph-rsid="0022085f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e98bf" officeooo:paragraph-rsid="001e98b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e98bf" officeooo:paragraph-rsid="001e98bf" style:font-size-asian="14pt" style:font-weight-asian="bold" style:font-size-complex="14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cm" style:auto-text-indent="false" style:page-number="auto" fo:background-color="transparent"/>
      <style:text-properties officeooo:rsid="001e98bf" officeooo:paragraph-rsid="001e98bf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cm" style:auto-text-indent="false" style:page-number="auto" fo:background-color="transparent"/>
      <style:text-properties officeooo:rsid="001eb94e" officeooo:paragraph-rsid="001eb94e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cm" style:auto-text-indent="false" style:page-number="auto" fo:background-color="transparent"/>
      <style:text-properties officeooo:rsid="001eb94e" officeooo:paragraph-rsid="001eb94e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cm" style:auto-text-indent="false" style:page-number="auto" fo:background-color="transparent"/>
      <style:text-properties officeooo:rsid="0021590c" officeooo:paragraph-rsid="0021590c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cm" style:auto-text-indent="false" style:page-number="auto" fo:background-color="transparent"/>
      <style:text-properties officeooo:rsid="0021590c" officeooo:paragraph-rsid="0021590c"/>
    </style:style>
    <style:style style:name="T1" style:family="text">
      <style:text-properties officeooo:rsid="001e98bf"/>
    </style:style>
    <style:style style:name="T2" style:family="text">
      <style:text-properties officeooo:rsid="001eb94e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f79d2" style:font-size-asian="12pt" style:font-size-complex="12pt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letter-spacing="normal" fo:font-style="normal" fo:font-weight="normal" officeooo:rsid="001f79d2"/>
    </style:style>
    <style:style style:name="T7" style:family="text">
      <style:text-properties fo:font-variant="normal" fo:text-transform="none" fo:letter-spacing="normal" fo:font-style="normal" fo:font-weight="normal" fo:padding="0cm" fo:border="none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9" style:family="text">
      <style:text-properties officeooo:rsid="0021590c"/>
    </style:style>
    <style:style style:name="T10" style:family="text">
      <style:text-properties officeooo:rsid="0022085f"/>
    </style:style>
    <style:style style:name="T11" style:family="text">
      <style:text-properties officeooo:rsid="002219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УДК 004.85:004.023</text:p>
      <text:p text:style-name="P6"/>
      <text:p text:style-name="P8">Теоретический анализ времени работы эволюционных алгоритмов при генерации тестов</text:p>
      <text:p text:style-name="P1"/>
      <text:p text:style-name="P2">Антипов Д. С., Университет ИТМО</text:p>
      <text:p text:style-name="P1"/>
      <text:p text:style-name="P7">Научный руководитель – Шалыто А. А., д.т.н., профессор, заведующий кафедрой технологии программирования Университета ИТМО</text:p>
      <text:p text:style-name="P1"/>
      <text:p text:style-name="P7">Введение</text:p>
      <text:p text:style-name="P1"/>
      <text:p text:style-name="P9">Эволюционные алгоритмы были созданы для решения задачи оптимизации. Одной из задач оптимизации является нахождение теста для программы, способного обнаружить ее недостатки. Например, эволюционны<text:span text:style-name="T10">е</text:span> алгорит<text:span text:style-name="T10">мы</text:span> способн<text:span text:style-name="T10">ы</text:span> найти входные данные для олимпиадных задач, при которых решение участников <text:span text:style-name="T2">будет работать либо неправильно, либо слишком долго [1]. Однако на данный момент не было дано никаких оценок на время работы таких алгоритмов.</text:span></text:p>
      <text:p text:style-name="P1"/>
      <text:p text:style-name="P7">Цель работы</text:p>
      <text:p text:style-name="P1"/>
      <text:p text:style-name="P10">Целью данной работы является теоретический анализ и оценка ожидаемого времени работы эволюционного алгоритма, генерирующего тесты для определенной реализации алгоритма Дейкстры поиска расстояний <text:span text:style-name="T11">в графе </text:span>от начальной вершины до всех остальных.</text:p>
      <text:p text:style-name="P1"/>
      <text:p text:style-name="P7">Описание предлагаемого подхода</text:p>
      <text:p text:style-name="P1"/>
      <text:p text:style-name="P10"><text:span text:style-name="T9">Д</text:span>ля <text:span text:style-name="T9">получения</text:span> <text:span text:style-name="T9">теоретических оценок математического ожидания времени работы рассматриваемого алгоритма будут использованы дрифт-теоремы [2, 3]. Их использование уже неоднократно показало свою эффективность, в том числе и в наших прошлых работах [4]. Перед тем, как доказывать определенные теоретические результаты с помощью дрифт-теорем, требуется провести ряд экспериментов для начальных предположений. В экспериментах в качестве эволюционных алгоритмов были выбраны RMHC и (1+1)-ES.</text:span></text:p>
      <text:p text:style-name="P12">Данная задача сильно отличается от задач, время работы эволюционных алгоритмов на которых уже доказано, высокой сложностью пространства поиска: множество всех графов с фиксированным числом ребер и вершин.</text:p>
      <text:p text:style-name="P1"/>
      <text:p text:style-name="P7">Результаты</text:p>
      <text:p text:style-name="P1"/>
      <text:p text:style-name="P12">Реализованы алгоритм Дейкстры и алгоритмы, генерирующие тесты – RMHC и (1+1)-ES. Также проведены эксперименты, позволяющие оценить ожидаемое время работы алгоритмов, генерирующих тесты, и собирающие данные <text:span text:style-name="T10">по измененям графа в процессе запуска алгоритвмов.</text:span></text:p>
      <text:p text:style-name="P1"/>
      <text:p text:style-name="P7">Список литературы</text:p>
      <text:p text:style-name="P1"/>
      <text:list xml:id="list4938319090792456106" text:style-name="L1">
        <text:list-item>
          <text:p text:style-name="P3"><text:span text:style-name="T1">Buzdalov M. Generation of Tests for Programming Challenge Tasks Using Evolution Algorithms // Proceedings of Genetic and Evolutionary Computation Conference Companion. — ACM, 2011. — Pp. 763–766.</text:span></text:p>
        </text:list-item>
        <text:list-item>
          <text:p text:style-name="P3"><text:soft-page-break/><text:span text:style-name="T3">Doerr, B., Goldberg, L. A. Drift analysis with tail bounds //</text:span><text:span text:style-name="T4"> Lecture Notes in Computer Science (including subseries Lecture Notes in Artificial Intelligence and Lecture Notes in Bioinformatics), Volume 6238 LNCS, Issue PART 1, 2010, Pages 174-183</text:span></text:p>
        </text:list-item>
        <text:list-item>
          <text:p text:style-name="P4"><text:span text:style-name="T5">Bruce Hajek, Hitting-time and occupation-time bounds implied by drifr-analysis with applications. Advances in Applied Probability, 14(3):502-525, 1982</text:span></text:p>
        </text:list-item>
        <text:list-item>
          <text:p text:style-name="P5"><text:span text:style-name="T6">Antipov D., Buzdalov M., Doerr B. Runtime Analysis of (1+1) Evolutionary Algorithm Controlled with Q-learning using Greedy Exploration Strategy on OneMax+ZeroMax Problem.</text:span><text:span text:style-name="T8">Lecture Notes in Computer Science (including subseries Lecture Notes in Artificial Intelligence and Lecture Notes in Bioinformatics) </text:span><text:span text:style-name="T7">Volume 9026, 2015, Pages 160-17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URW Gothic L', Helvetica, Tahoma, sans-serif"/>
    <style:font-face style:name="Gargi-1.2b1" svg:font-family="Gargi-1.2b"/>
    <style:font-face style:name="Times New Roman" svg:font-family="'Times New Roman'"/>
    <style:font-face style:name="verdana" svg:font-family="verdana, arial, helvetica"/>
    <style:font-face style:name="Liberation Mono" svg:font-family="'Liberation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6:54:44.904031525</meta:creation-date>
    <meta:print-date>2016-02-25T20:21:43.467028025</meta:print-date>
    <dc:date>2016-02-25T20:30:00.046063804</dc:date>
    <meta:editing-duration>PT1M43S</meta:editing-duration>
    <meta:editing-cycles>1</meta:editing-cycles>
    <meta:document-statistic meta:table-count="0" meta:image-count="0" meta:object-count="0" meta:page-count="2" meta:paragraph-count="18" meta:word-count="369" meta:character-count="2878" meta:non-whitespace-character-count="2528"/>
    <meta:generator>LibreOffice/4.4.7.2$Linux_X86_64 LibreOffice_project/40m0$Build-2</meta:generator>
  </office:meta>
</office:document-meta>
</file>